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318" officeooo:paragraph-rsid="000c3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y 1</text:p>
      <text:p text:style-name="P1"/>
      <text:p text:style-name="P1">Hello, let's talk.</text:p>
      <text:p text:style-name="P1">no</text:p>
      <text:p text:style-name="P1">Why so negative?</text:p>
      <text:p text:style-name="P1">mother </text:p>
      <text:p text:style-name="P1">Tell me more about your family.</text:p>
      <text:p text:style-name="P1">hello</text:p>
      <text:p text:style-name="P1">You don't say.</text:p>
      <text:p text:style-name="P1">how are you today </text:p>
      <text:p text:style-name="P1">Hmmm.</text:p>
      <text:p text:style-name="P1"/>
      <text:p text:style-name="P1">Chatbot is responding to noun and verbs</text:p>
      <text:p text:style-name="P1">Activity 2 </text:p>
      <text:p text:style-name="P1"/>
      <text:p text:style-name="P1">Hello, let's talk.</text:p>
      <text:p text:style-name="P1">how are you </text:p>
      <text:p text:style-name="P1">You don't say.</text:p>
      <text:p text:style-name="P1">what is your moms name </text:p>
      <text:p text:style-name="P1">You don't say.</text:p>
      <text:p text:style-name="P1">the weather is nice today </text:p>
      <text:p text:style-name="P1">Interesting, tell me more.</text:p>
      <text:p text:style-name="P1">my mother and i talked last night </text:p>
      <text:p text:style-name="P1">Tell me more about your family.</text:p>
      <text:p text:style-name="P1"/>
      <text:p text:style-name="P1">If a keyword is replaced with another keyword then sentence is return instead of parse. In order to get a correct word we need to use Contains method of String class. </text:p>
      <text:p text:style-name="P1"/>
      <text:p text:style-name="P1">String value before trim method*** <text:s/>My name is Pi <text:s/></text:p>
      <text:p text:style-name="P1">String value after trim method***My name is P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07:07:20.936109791</meta:creation-date>
    <dc:date>2016-05-07T07:31:22.327126007</dc:date>
    <meta:editing-duration>PT9M1S</meta:editing-duration>
    <meta:editing-cycles>1</meta:editing-cycles>
    <meta:document-statistic meta:table-count="0" meta:image-count="0" meta:object-count="0" meta:page-count="1" meta:paragraph-count="24" meta:word-count="121" meta:character-count="639" meta:non-whitespace-character-count="530"/>
    <meta:generator>LibreOffice/5.0.5.2$Linux_X86_64 LibreOffice_project/00m0$Build-2</meta:generator>
  </office:meta>
</office:document-meta>
</file>